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Title">
      <style:paragraph-properties fo:text-align="center" style:justify-single-word="false"/>
      <style:text-properties officeooo:paragraph-rsid="003f920e"/>
    </style:style>
    <style:style style:name="P7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8" style:family="paragraph" style:parent-style-name="Subtitle">
      <style:text-properties officeooo:rsid="00d2e8d5" officeooo:paragraph-rsid="00d2e8d5"/>
    </style:style>
    <style:style style:name="P9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ivu_20_3">
      <style:paragraph-properties style:page-number="auto" fo:break-before="page"/>
    </style:style>
    <style:style style:name="P11" style:family="paragraph" style:parent-style-name="Numbered_20_Heading_20_1">
      <style:text-properties officeooo:rsid="00ef1145" officeooo:paragraph-rsid="00ef1145"/>
    </style:style>
    <style:style style:name="P12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14" style:family="paragraph" style:parent-style-name="_5f_Normal">
      <style:text-properties officeooo:rsid="00ef1145" officeooo:paragraph-rsid="00ef1145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7">Shakkipeli</text:p>
        <text:p text:style-name="P8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0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isällysluettelo</text:p>
          </text:index-title>
          <text:p text:style-name="P9"><text:a xlink:type="simple" xlink:href="#__RefHeading___Toc447_236996845" text:style-name="Index_20_Link" text:visited-style-name="Index_20_Link">1 - Testauksen laajuus<text:tab/>3</text:a></text:p>
          <text:p text:style-name="P9"><text:a xlink:type="simple" xlink:href="#__RefHeading___Toc300_921470283" text:style-name="Index_20_Link" text:visited-style-name="Index_20_Link">2 - Testausaineisto<text:tab/>3</text:a></text:p>
          <text:p text:style-name="P9"><text:a xlink:type="simple" xlink:href="#__RefHeading___Toc302_921470283" text:style-name="Index_20_Link" text:visited-style-name="Index_20_Link">3 - Miten sovellusta testataan<text:tab/>3</text:a></text:p>
          <text:p text:style-name="P9"><text:a xlink:type="simple" xlink:href="#__RefHeading___Toc304_921470283" text:style-name="Index_20_Link" text:visited-style-name="Index_20_Link">4 - Testaustulokset<text:tab/>3</text:a></text:p>
        </text:index-body>
      </text:table-of-content>
      <text:p text:style-name="Standard"/>
      <text:h text:style-name="P12" text:outline-level="1"><text:bookmark-start text:name="__RefHeading___Toc447_236996845"/>Testauksen laajuus<text:bookmark-end text:name="__RefHeading___Toc447_236996845"/></text:h>
      <text:p text:style-name="P14">Sovelluksen testauksessa on käytetty laajasti jUnitia. Testaus on keskittynyt etenkin siihen, että pelinappuloita voi siirtää shakkilaudalla ainoastaan shakin sääntöjen mukaisesti.</text:p>
      <text:p text:style-name="P14">Tämän lisäksi sovellusta on testattu pelaamalla peliä tietokonetta vastaan, siirtämällä nappuloita laudalla sekä seuraamalla tarvittaessa sovelluksen toimintaa debug-moodissa etenemällä koodia rivi riviltä.</text:p>
      <text:h text:style-name="P11" text:outline-level="1"><text:bookmark-start text:name="__RefHeading___Toc300_921470283"/>Testausaineisto<text:bookmark-end text:name="__RefHeading___Toc300_921470283"/></text:h>
      <text:p text:style-name="P14">Testausaineisto koostuu 168 erillisestä yksikkötestistä. Tämän lisäksi on käsin tehtäviä testitapauksia.</text:p>
      <text:h text:style-name="P11" text:outline-level="1"><text:bookmark-start text:name="__RefHeading___Toc302_921470283"/>Miten sovellusta testataan<text:bookmark-end text:name="__RefHeading___Toc302_921470283"/></text:h>
      <text:p text:style-name="P14">Projektihakemiston test-hakemistossa on luokat jUnit-testausta varten sovellusta vastaavissa pakkauksissa.</text:p>
      <text:h text:style-name="P11" text:outline-level="1"><text:bookmark-start text:name="__RefHeading___Toc304_921470283"/>Testaustulokset<text:bookmark-end text:name="__RefHeading___Toc304_9214702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3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0T12:48:27.174275325</dc:date>
    <dc:creator>Tuukka Paukkunen</dc:creator>
    <meta:generator>LibreOffice/4.4.2.2$Linux_X86_64 LibreOffice_project/40m0$Build-2</meta:generator>
    <meta:editing-duration>PT13H51M3S</meta:editing-duration>
    <meta:editing-cycles>181</meta:editing-cycles>
    <meta:document-statistic meta:table-count="0" meta:image-count="0" meta:object-count="0" meta:page-count="3" meta:paragraph-count="19" meta:word-count="110" meta:character-count="985" meta:non-whitespace-character-count="897"/>
  </office:meta>
</office:document-meta>
</file>